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555555" style:font-name="monospace" fo:font-size="12pt" fo:letter-spacing="normal" fo:font-style="normal" fo:font-weight="bold" officeooo:rsid="00059515" officeooo:paragraph-rsid="00059515"/>
    </style:style>
    <style:style style:name="P2" style:family="paragraph" style:parent-style-name="Standard">
      <style:text-properties officeooo:rsid="00059515" officeooo:paragraph-rsid="00059515"/>
    </style:style>
    <style:style style:name="P3" style:family="paragraph" style:parent-style-name="Standard">
      <style:text-properties officeooo:rsid="00065db1" officeooo:paragraph-rsid="00065db1"/>
    </style:style>
    <style:style style:name="P4" style:family="paragraph" style:parent-style-name="Standard">
      <style:text-properties officeooo:paragraph-rsid="00065db1"/>
    </style:style>
    <style:style style:name="P5" style:family="paragraph" style:parent-style-name="Standard">
      <style:text-properties officeooo:rsid="00076262" officeooo:paragraph-rsid="00076262"/>
    </style:style>
    <style:style style:name="P6" style:family="paragraph" style:parent-style-name="Standard">
      <style:text-properties officeooo:paragraph-rsid="00076262"/>
    </style:style>
    <style:style style:name="T1" style:family="text">
      <style:text-properties officeooo:rsid="00065db1"/>
    </style:style>
    <style:style style:name="T2" style:family="text">
      <style:text-properties fo:font-variant="normal" fo:text-transform="none" fo:color="#555555" style:font-name="monospace" fo:font-size="12pt" fo:letter-spacing="normal" fo:font-style="normal" fo:font-weight="bold"/>
    </style:style>
    <style:style style:name="T3" style:family="text">
      <style:text-properties fo:font-variant="normal" fo:text-transform="none" fo:color="#555555" style:font-name="monospace" fo:font-size="12pt" fo:letter-spacing="normal" fo:font-style="normal" fo:font-weight="bold" officeooo:rsid="00076262"/>
    </style:style>
    <style:style style:name="T4" style:family="text">
      <style:text-properties fo:font-variant="normal" fo:text-transform="none" fo:color="#ffffff" style:font-name="monospace" fo:font-size="12pt" fo:letter-spacing="normal" fo:font-style="normal" fo:font-weight="bold"/>
    </style:style>
    <style:style style:name="T5" style:family="text">
      <style:text-properties officeooo:rsid="000762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mailto:shalini@relinns.com" text:style-name="Internet_20_link" text:visited-style-name="Visited_20_Internet_20_Link">shalini@relinns.com</text:a></text:p>
      <text:p text:style-name="P2">12345678</text:p>
      <text:p text:style-name="P2"/>
      <text:p text:style-name="P1">eyJ0eXAiOiJKV1QiLCJhbGciOiJSUzI1NiIsImp0aSI6IjhiY2ZkNDUxNzM1ODg5ZmIzOWEzZDcwYjA1OWVlY2NiZDJlNzEwNjYzNTZjMDE1ZDM5NGVlNjk3MjgxZGNhMTUwMzBmNzJkZWZkYzg5YmMwIn0.eyJhdWQiOiI0IiwianRpIjoiOGJjZmQ0NTE3MzU4ODlmYjM5YTNkNzBiMDU5ZWVjY2JkMmU3MTA2NjM1NmMwMTVkMzk0ZWU2OTcyODFkY2ExNTAzMGY3MmRlZmRjODliYzAiLCJpYXQiOjE1NzgxMTQwOTUsIm5iZiI6MTU3ODExNDA5NSwiZXhwIjoxNjA5NzM2NDk1LCJzdWIiOiIyMDMiLCJzY29wZXMiOltdfQ.L0AXcPG86QZQUn2Wmw-pihf9c_ftuHqp_lTsWYka4Yt1BgnUpgrRwqXJeYpm01CXflKIws16XV0xPky28lpbOSYwiO_0pu1VkXduP_4oHiu6i7uNEOT799JERbVXjWTDnd06dtQADdJqK7YLZjLD07GU84dUtuEJ791g1fFX6kkAHQ8Uae69niSAvi-lsOV4lOE4tmx65JaptYFGPWs6HQcMx9TM24rH7FtxmosPCkKoPveIAc600iF6hgo7GYnk_X8rb-OY5HqXGRhsoGL3G8N7oJIA9dyDzoXdx547etTm2WwENzPXjK3DPzf4YblWCcrIkItv9pvhQ2hJZoXs8Gy_KxbGJAmsCvzbAUN9pfVVVFcW2vBhhXAZB3l9eRV4e4fqkkAaHt4_KB5Gv3F6jR4bOTAmeeE9ZtRHtPMBIITM2YCiCA8a_KFtFE0BXs4g6y0zY7KqEd7rrbiT_LIG3g-TmWiYx2Ns2KVgl_RJQJyMP9xiUE4dRGTs5raGKsTqV27E8L35QFFBsSJJyJ8Zg1XuovzYDuw4XpkzgUse5Q8awqRbgkonkdqkdymSyerg0ylVqAAVu6RTW7j_1SvX5uZxqVd5paseqMwe_ao0lurzs34ApiOHb3dN38I9TqsTP3NtV-QcAqBNxRTbwtDJgay04Kzu_6oEgLyXT8aCuoM</text:p>
      <text:p text:style-name="P4"/>
      <text:p text:style-name="P4"><text:span text:style-name="T1">id= </text:span><text:span text:style-name="T2">203</text:span></text:p>
      <text:p text:style-name="P3"/>
      <text:p text:style-name="P3"/>
      <text:p text:style-name="P6"><text:span text:style-name="T5">Manager </text:span><text:span text:style-name="T2">id</text:span><text:span text:style-name="T3">=</text:span><text:span text:style-name="T2">90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10:30:19.411256021</meta:creation-date>
    <dc:date>2020-01-04T11:26:38.233872840</dc:date>
    <meta:editing-duration>PT56M1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" meta:character-count="1121" meta:non-whitespace-character-count="1119"/>
  </office:meta>
</office:document-meta>
</file>